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c3450" officeooo:paragraph-rsid="001d887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style:text-underline-style="none" fo:font-weight="bold" officeooo:rsid="001c3450" officeooo:paragraph-rsid="001c3450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none" fo:font-weight="normal" officeooo:rsid="001cbc71" officeooo:paragraph-rsid="001c345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cbc71" officeooo:paragraph-rsid="001cbc7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f15a8" officeooo:paragraph-rsid="001f15a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fc04f" officeooo:paragraph-rsid="001fc04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20446d" officeooo:paragraph-rsid="0020446d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206a05" officeooo:paragraph-rsid="00206a05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paragraph-rsid="00247c84"/>
    </style:style>
    <style:style style:name="P10" style:family="paragraph" style:parent-style-name="Standard">
      <style:text-properties fo:font-size="12pt" style:text-underline-style="none" fo:font-weight="normal" officeooo:rsid="00247c84" officeooo:paragraph-rsid="00247c8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2634fc" officeooo:paragraph-rsid="002634fc" style:font-size-asian="10.5pt" style:font-weight-asian="normal" style:font-size-complex="12pt" style:font-weight-complex="normal"/>
    </style:style>
    <style:style style:name="P12" style:family="paragraph" style:parent-style-name="funcao">
      <style:text-properties officeooo:paragraph-rsid="00247c84"/>
    </style:style>
    <style:style style:name="T1" style:family="text">
      <style:text-properties fo:font-weight="normal" officeooo:rsid="001cbc71" style:font-weight-asian="normal" style:font-weight-complex="normal"/>
    </style:style>
    <style:style style:name="T2" style:family="text">
      <style:text-properties fo:font-weight="normal" officeooo:rsid="0020fdca" style:font-weight-asian="normal" style:font-weight-complex="normal"/>
    </style:style>
    <style:style style:name="T3" style:family="text">
      <style:text-properties officeooo:rsid="001f15a8"/>
    </style:style>
    <style:style style:name="T4" style:family="text">
      <style:text-properties officeooo:rsid="00206a05"/>
    </style:style>
    <style:style style:name="T5" style:family="text">
      <style:text-properties officeooo:rsid="0020fdca"/>
    </style:style>
    <style:style style:name="T6" style:family="text">
      <style:text-properties officeooo:rsid="00247c84"/>
    </style:style>
    <style:style style:name="T7" style:family="text">
      <style:text-properties fo:font-size="12pt" style:text-underline-style="none" fo:font-weight="normal" officeooo:rsid="00247c84" style:font-size-asian="10.5pt" style:font-weight-asian="normal" style:font-size-complex="12pt" style:font-weight-complex="normal"/>
    </style:style>
    <style:style style:name="T8" style:family="text">
      <style:text-properties officeooo:rsid="002634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pos_20_de_20_abstratos">Tipo abstrato Circulo&lt;&lt;T&gt;&gt;</text:p>
      <text:p text:style-name="P9"><text:tab/><text:span text:style-name="T4">É uma forma geométrica com um raio de medida.</text:span></text:p>
      <text:p text:style-name="P12"><text:span text:style-name="T6">procedimento</text:span> desenharCirculo(<text:span text:style-name="T6">arquivo</text:span>: <text:span text:style-name="T6">FILE, circulo: c</text:span>) </text:p>
      <text:p text:style-name="P2"><text:tab/><text:span text:style-name="T1">Desenha um circulo no arquivo svg com as coordenadas </text:span><text:span text:style-name="T2">(</text:span><text:span text:style-name="T1">x,y</text:span><text:span text:style-name="T2">), </text:span><text:span text:style-name="T1">raio do circulo, </text:span><text:span text:style-name="T2">cor de preenchimento e cor da borda.</text:span></text:p>
      <text:p text:style-name="P3"/>
      <text:p text:style-name="funcao">função <text:span text:style-name="T6">circuloTopoYbaixo(circulo: c): int</text:span></text:p>
      <text:p text:style-name="P12"><text:tab/><text:span text:style-name="T7">pré-condição: circulo deve existir.</text:span></text:p>
      <text:p text:style-name="P10"><text:tab/>pós-condição: Retorna o valor mínimo do circulo.</text:p>
      <text:p text:style-name="P10"/>
      <text:p text:style-name="funcao">função circuloTopoYcima(circulo: c): int</text:p>
      <text:p text:style-name="P10"><text:tab/>pré-condição: circulo deve existir.</text:p>
      <text:p text:style-name="P10"><text:tab/>pós-condição: Retorna o valor do topo do circulo.</text:p>
      <text:p text:style-name="P10"><text:tab/></text:p>
      <text:p text:style-name="funcao">procedimento apagaCirculo(circulo: c)</text:p>
      <text:p text:style-name="P10"><text:tab/>pré-condição: circulo deve existir.</text:p>
      <text:p text:style-name="P10"><text:tab/>Pós-condição: apaga circulo.</text:p>
      <text:p text:style-name="P10"/>
      <text:p text:style-name="P10"/>
      <text:p text:style-name="Tipos_20_de_20_abstratos">Tipo abstrato Retângulo&lt;&lt;T&gt;&gt;</text:p>
      <text:p text:style-name="P7"/>
      <text:p text:style-name="funcao"><text:span text:style-name="T8">procedimento</text:span> desenhaRetângulo<text:span text:style-name="T4">(retangulo: r)</text:span></text:p>
      <text:p text:style-name="P8"><text:tab/><text:span text:style-name="T8">pós-condição: </text:span>Desenha um <text:span text:style-name="T8">retângulo</text:span> no arquivo svg com as coordenadas <text:span text:style-name="T5">(</text:span>x,y<text:span text:style-name="T5">), </text:span>largura e altura.</text:p>
      <text:p text:style-name="P11">Procedimento apagaRetangulo(retangulo: r)</text:p>
      <text:p text:style-name="P11"><text:tab/>pré-condição: Retângulo deve existir.</text:p>
      <text:p text:style-name="P11"><text:tab/>pós-condição: Apaga retângulo.</text:p>
      <text:p text:style-name="P4"/>
      <text:p text:style-name="P1">Tipo abstrato <text:span text:style-name="T3">Lista</text:span>&lt;&lt;T&gt;&gt;</text:p>
      <text:p text:style-name="P4"/>
      <text:p text:style-name="funcao">função criarLista(<text:span text:style-name="T8">tipo abstrato</text:span>): <text:span text:style-name="T8">abstrato</text:span></text:p>
      <text:p text:style-name="P5"><text:tab/>pós-condição: cria uma lista e retorna ela.</text:p>
      <text:p text:style-name="funcao">função inserirLista(<text:span text:style-name="T8">tipo abstrato</text:span>): <text:span text:style-name="T8">abstrato</text:span></text:p>
      <text:p text:style-name="P5"><text:tab/>pré-condição: lista deve existir.</text:p>
      <text:p text:style-name="P5"><text:tab/>pós-condição: insere um elemento na lista existente.</text:p>
      <text:p text:style-name="funcao">função removeLista(<text:span text:style-name="T8">tipo abstrato</text:span>)</text:p>
      <text:p text:style-name="P6"><text:tab/>pré-condição: lista não deve estar vazia.</text:p>
      <text:p text:style-name="P6"><text:tab/>pós-condição: remove um elemento da lista.</text:p>
      <text:p text:style-name="funcao">função tamanhoLista(<text:span text:style-name="T8">tipo abstrato</text:span>): <text:span text:style-name="T8">abstrato</text:span></text:p>
      <text:p text:style-name="P6"><text:tab/>pré-condição: lista deve existir.</text:p>
      <text:p text:style-name="P6"><text:tab/>pós-condição: retorna o tamanho da lista.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pos_20_de_20_abstratos" style:display-name="Tipos de abstratos" style:family="paragraph" style:parent-style-name="Standard">
      <style:text-properties fo:font-size="14pt" style:text-underline-style="solid" style:text-underline-width="auto" style:text-underline-color="font-color" fo:font-weight="bold" officeooo:rsid="001c3450" style:font-size-asian="14pt" style:font-weight-asian="bold" style:font-size-complex="14pt" style:font-weight-complex="bold"/>
    </style:style>
    <style:style style:name="funcao" style:family="paragraph" style:parent-style-name="Standard">
      <style:text-properties fo:font-size="12pt" style:text-underline-style="none" fo:font-weight="bold" officeooo:rsid="001c3450" style:font-size-asian="10.5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0:19:27.846456852</meta:creation-date>
    <dc:date>2018-04-20T16:00:24.638957022</dc:date>
    <meta:editing-duration>PT16M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66" meta:character-count="1351" meta:non-whitespace-character-count="1196"/>
  </office:meta>
</office:document-meta>
</file>